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yp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rrayTyp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ArrayTypeImpl.getGeneric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rrayTypeImp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rrayTypeImpl.GenericArrayTypeImpl( Type genericCompon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